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93883150325496719" text:style-name="WWNum1">
        <text:list-item>
          <text:p text:style-name="P2">The first foundation stone of the Christian faith is keeping the memory of Jesus alive.</text:p>
        </text:list-item>
        <text:list-item>
          <text:p text:style-name="P1">Several sources helped keep the memory alive. One such source, the New Testament, was a huge help in formalizing the beliefs of the Christian faith. The part of this book that keeps the memory alive the most are the four gospels.</text:p>
        </text:list-item>
        <text:list-item>
          <text:p text:style-name="P1">The disciples recorded their stories of Jesus into stories, known as faith stories. Each of the writers tells the story differently, esp. John, who tells it through more of a theological point of view.</text:p>
        </text:list-item>
        <text:list-item>
          <text:p text:style-name="P1">See p. 156</text:p>
        </text:list-item>
        <text:list-item>
          <text:p text:style-name="P1">The gospels are collections of stories written by disciples of Jesus who wished to spread the faith via the written word.</text:p>
        </text:list-item>
        <text:list-item>
          <text:p text:style-name="P1">The thirteen letters of Paul were written in the 50’s CE.</text:p>
        </text:list-item>
        <text:list-item>
          <text:p text:style-name="P1">The second foundation stone is the professing of the one faith (the Creeds).</text:p>
        </text:list-item>
        <text:list-item>
          <text:p text:style-name="P1">A creed is a powerful statement of beliefs, usually one regarding God or another entity to be respected.</text:p>
        </text:list-item>
        <text:list-item>
          <text:p text:style-name="P1">The third foundation is the ministers of the Church.</text:p>
        </text:list-item>
        <text:list-item>
          <text:p text:style-name="P1">The role of the Bishop was to be the successors of the Apostles and to keep people faithful.</text:p>
        </text:list-item>
        <text:list-item>
          <text:p text:style-name="P1">The fourth foundation is the ecumenical council.</text:p>
        </text:list-item>
        <text:list-item>
          <text:p text:style-name="P1">The purpose of an ecumenical council is to discuss issues that are important to the Church as a whole.</text:p>
        </text:list-item>
        <text:list-item>
          <text:p text:style-name="P1">The Councils are named after the place in which they were held, followed by a numeral indicating which of the successive councils held in the same place is being referred to (ex. Vatican II)<text:bookmark text:name="_GoBack"/>.</text:p>
        </text:list-item>
        <text:list-item>
          <text:p text:style-name="P1">Difficulties that could arise in these councils include miscommunications as to the topic of the council and the difficulty of getting a world-wide Church to gather as 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dc:creator>Jack McCracken</dc:creator>
    <meta:editing-cycles>3</meta:editing-cycles>
    <meta:creation-date>2013-03-06T15:00:00</meta:creation-date>
    <dc:date>2013-03-06T15:10:00</dc:date>
    <meta:editing-duration>PT10S</meta:editing-duration>
    <meta:generator>LibreOffice/4.1.2.3$Linux_X86_64 LibreOffice_project/410m0$Build-3</meta:generator>
    <meta:document-statistic meta:table-count="0" meta:image-count="0" meta:object-count="0" meta:page-count="1" meta:paragraph-count="14" meta:word-count="285" meta:character-count="1575" meta:non-whitespace-character-count="13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